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b04a7" officeooo:paragraph-rsid="005b04a7" style:font-weight-asian="bold" style:font-weight-complex="bold"/>
    </style:style>
    <style:style style:name="P2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b99ec" officeooo:paragraph-rsid="005b99ec" style:font-weight-asian="bold" style:font-weight-complex="bold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5fc5b6" officeooo:paragraph-rsid="005fc5b6" style:font-weight-asian="bold" style:font-weight-complex="bold"/>
    </style:style>
    <style:style style:name="P4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61b6d7" officeooo:paragraph-rsid="0061b6d7" style:font-weight-asian="bold" style:font-weight-complex="bold"/>
    </style:style>
    <style:style style:name="P5" style:family="paragraph" style:parent-style-name="Standard">
      <style:paragraph-properties fo:margin-top="0.201cm" fo:margin-bottom="0.201cm" style:contextual-spacing="false"/>
      <style:text-properties style:font-name="Liberation Sans" style:text-underline-style="none" fo:font-weight="bold" officeooo:rsid="0061b6d7" officeooo:paragraph-rsid="00628bc5" style:font-weight-asian="bold" style:font-weight-complex="bold"/>
    </style:style>
    <style:style style:name="P6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5b99ec" officeooo:paragraph-rsid="005b99ec" style:font-weight-asian="bold" style:font-weight-complex="bold"/>
    </style:style>
    <style:style style:name="P7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5fc5b6" officeooo:paragraph-rsid="005fc5b6" style:font-weight-asian="bold" style:font-weight-complex="bold"/>
    </style:style>
    <style:style style:name="P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61b6d7" officeooo:paragraph-rsid="0061b6d7" style:font-weight-asian="bold" style:font-weight-complex="bold"/>
    </style:style>
    <style:style style:name="P9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61b6d7" officeooo:paragraph-rsid="00628bc5" style:font-weight-asian="bold" style:font-weight-complex="bold"/>
    </style:style>
    <style:style style:name="P10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638b4a" officeooo:paragraph-rsid="00638b4a" style:font-weight-asian="bold" style:font-weight-complex="bold"/>
    </style:style>
    <style:style style:name="P11" style:family="paragraph" style:parent-style-name="Standard" style:list-style-name="">
      <style:paragraph-properties fo:margin-top="0.201cm" fo:margin-bottom="0.201cm" style:contextual-spacing="false"/>
      <style:text-properties style:font-name="Liberation Sans" style:text-underline-style="none" fo:font-weight="bold" officeooo:rsid="00638b4a" officeooo:paragraph-rsid="00638b4a" style:font-weight-asian="bold" style:font-weight-complex="bold"/>
    </style:style>
    <style:style style:name="P12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661672" officeooo:paragraph-rsid="00661672" style:font-weight-asian="bold" style:font-weight-complex="bold"/>
    </style:style>
    <style:style style:name="P13" style:family="paragraph" style:parent-style-name="Standard" style:list-style-name="">
      <style:paragraph-properties fo:margin-top="0.201cm" fo:margin-bottom="0.201cm" style:contextual-spacing="false"/>
      <style:text-properties style:font-name="Liberation Sans" style:text-underline-style="none" fo:font-weight="bold" officeooo:rsid="00661672" officeooo:paragraph-rsid="00661672" style:font-weight-asian="bold" style:font-weight-complex="bold"/>
    </style:style>
    <style:style style:name="P14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style:text-underline-style="none" fo:font-weight="bold" officeooo:rsid="00669314" officeooo:paragraph-rsid="00669314" style:font-weight-asian="bold" style:font-weight-complex="bold"/>
    </style:style>
    <style:style style:name="P15" style:family="paragraph" style:parent-style-name="Standard" style:list-style-name="">
      <style:paragraph-properties fo:margin-top="0.201cm" fo:margin-bottom="0.201cm" style:contextual-spacing="false"/>
      <style:text-properties style:font-name="Liberation Sans" style:text-underline-style="none" fo:font-weight="bold" officeooo:rsid="00669314" officeooo:paragraph-rsid="00669314" style:font-weight-asian="bold" style:font-weight-complex="bold"/>
    </style:style>
    <style:style style:name="P16" style:family="paragraph" style:parent-style-name="Standard" style:list-style-name="L1">
      <style:paragraph-properties fo:margin-top="0.201cm" fo:margin-bottom="0.201cm" style:contextual-spacing="false"/>
      <style:text-properties style:text-position="0% 100%" style:font-name="Liberation Sans" style:text-underline-style="none" fo:font-weight="normal" officeooo:rsid="005b04a7" officeooo:paragraph-rsid="005b04a7" style:font-weight-asian="normal" style:font-weight-complex="normal"/>
    </style:style>
    <style:style style:name="P17" style:family="paragraph" style:parent-style-name="Standard" style:list-style-name="L1">
      <style:paragraph-properties fo:margin-top="0.201cm" fo:margin-bottom="0.201cm" style:contextual-spacing="false" fo:break-before="page"/>
      <style:text-properties style:text-position="0% 100%" style:font-name="Liberation Sans" style:text-underline-style="none" fo:font-weight="normal" officeooo:rsid="005b99ec" officeooo:paragraph-rsid="005b99ec" style:font-weight-asian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italic" officeooo:rsid="00628bc5" style:font-style-asian="italic" style:font-style-complex="italic"/>
    </style:style>
    <style:style style:name="T6" style:family="text">
      <style:text-properties style:text-position="0% 100%"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fo:font-weight="normal" officeooo:rsid="00628bc5" style:font-style-asian="normal" style:font-weight-asian="normal" style:font-style-complex="normal" style:font-weight-complex="normal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normal" officeooo:rsid="00628bc5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6">¿Qué es un espacio n-dimensional?</text:p>
        </text:list-item>
      </text:list>
      <text:p text:style-name="P1"><text:span text:style-name="T2"/></text:p>
      <text:list text:continue-numbering="true" text:style-name="L1">
        <text:list-item>
          <text:p text:style-name="P17">¿Qué es un vector?</text:p>
        </text:list-item>
        <text:list-item>
          <text:p text:style-name="P6"><text:span text:style-name="T1">Defina:</text:span><text:span text:style-name="T2"> espacio vectorial.</text:span></text:p>
        </text:list-item>
      </text:list>
      <text:p text:style-name="P2"><text:span text:style-name="T2"/></text:p>
      <text:list text:continue-numbering="true" text:style-name="L1">
        <text:list-item>
          <text:p text:style-name="P7"><text:span text:style-name="T1">Defina:</text:span><text:span text:style-name="T2"> Subespacio vectorial.</text:span></text:p>
        </text:list-item>
      </text:list>
      <text:p text:style-name="P3"><text:span text:style-name="T2"/></text:p>
      <text:list text:continue-numbering="true" text:style-name="L1">
        <text:list-item>
          <text:p text:style-name="P7"><text:span text:style-name="T2">¿Qué teorema debo utilizar para saber si un subconjunto </text:span><text:span text:style-name="T4">W</text:span><text:span text:style-name="T7"> de un espacio vectorial </text:span><text:span text:style-name="T4">V</text:span><text:span text:style-name="T7"> es un subespacio de </text:span><text:span text:style-name="T4">V</text:span><text:span text:style-name="T2">?</text:span></text:p>
        </text:list-item>
      </text:list>
      <text:p text:style-name="P3"><text:span text:style-name="T2"/></text:p>
      <text:list text:continue-numbering="true" text:style-name="L1">
        <text:list-item>
          <text:p text:style-name="P8"><text:span text:style-name="T1">Demuestre:</text:span><text:span text:style-name="T2"> Sea </text:span><text:span text:style-name="T4">V</text:span><text:span text:style-name="T7"> un EV, </text:span><text:span text:style-name="T4">V</text:span><text:span text:style-name="T7"> es un subespacio del mismo </text:span><text:span text:style-name="T4">V</text:span><text:span text:style-name="T7">.</text:span></text:p>
        </text:list-item>
      </text:list>
      <text:p text:style-name="P4"><text:span text:style-name="T7"/></text:p>
      <text:list text:continue-numbering="true" text:style-name="L1">
        <text:list-item>
          <text:p text:style-name="P9"><text:span text:style-name="T9">Demuestre: </text:span><text:span text:style-name="T7">Sea </text:span><text:span text:style-name="T8">S = { (1, 1, 0)t : t ∈ </text:span><text:span text:style-name="T5">R</text:span><text:span text:style-name="T8"> }, S es un subespacio de </text:span><text:span text:style-name="T5">R</text:span><text:span text:style-name="T8">³.</text:span></text:p>
        </text:list-item>
      </text:list>
      <text:p text:style-name="P5"><text:span text:style-name="T8"/></text:p>
      <text:list text:continue-numbering="true" text:style-name="L1">
        <text:list-item>
          <text:p text:style-name="P10"><text:span text:style-name="T10">D</text:span><text:span text:style-name="T9">efina:</text:span><text:span text:style-name="T7"> Combinación lineal.</text:span></text:p>
        </text:list-item>
      </text:list>
      <text:p text:style-name="P11"><text:span text:style-name="T7"/></text:p>
      <text:list text:continue-numbering="true" text:style-name="L1">
        <text:list-item>
          <text:p text:style-name="P12"><text:span text:style-name="T9">Demuestre:</text:span><text:span text:style-name="T7"> Sea </text:span><text:span text:style-name="T9">S</text:span><text:span text:style-name="T7"> = { V</text:span><text:span text:style-name="T12">1</text:span><text:span text:style-name="T7">, V</text:span><text:span text:style-name="T12">2</text:span><text:span text:style-name="T7">, … , V</text:span><text:span text:style-name="T12">k</text:span><text:span text:style-name="T7"> } un subconjunto de un espacio vectorial </text:span><text:span text:style-name="T4">V</text:span><text:span text:style-name="T7">, entonces Gen(</text:span><text:span text:style-name="T9">S</text:span><text:span text:style-name="T7">) es un subespacio de </text:span><text:span text:style-name="T4">V</text:span><text:span text:style-name="T7">.</text:span></text:p>
        </text:list-item>
      </text:list>
      <text:p text:style-name="P13"><text:span text:style-name="T7"/></text:p>
      <text:list text:continue-numbering="true" text:style-name="L1">
        <text:list-item>
          <text:p text:style-name="P14"><text:span text:style-name="T9">Defina:</text:span><text:span text:style-name="T7"> Dependencia e independencia lineal.</text:span></text:p>
        </text:list-item>
      </text:list>
      <text:p text:style-name="P15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1T17:31:47.395599915</dc:date>
    <meta:editing-duration>PT16H12M6S</meta:editing-duration>
    <meta:editing-cycles>89</meta:editing-cycles>
    <meta:generator>LibreOffice/24.2.6.2$Linux_X86_64 LibreOffice_project/420$Build-2</meta:generator>
    <meta:print-date>2024-12-01T14:03:51.610896194</meta:print-date>
    <meta:printed-by>Archivos PDF</meta:printed-by>
    <meta:document-statistic meta:table-count="0" meta:image-count="0" meta:object-count="0" meta:page-count="10" meta:paragraph-count="10" meta:word-count="111" meta:character-count="544" meta:non-whitespace-character-count="455"/>
  </office:meta>
</office:document-meta>
</file>